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dfada" officeooo:paragraph-rsid="001dfada"/>
    </style:style>
    <style:style style:name="P2" style:family="paragraph">
      <loext:graphic-properties draw:fill="solid" draw:fill-color="#bdbdbd"/>
    </style:style>
    <style:style style:name="P3" style:family="paragraph">
      <loext:graphic-properties draw:fill="solid" draw:fill-color="#757575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loext:graphic-properties draw:fill="solid" draw:fill-color="#999999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757575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loext:graphic-properties draw:fill-color="#000000"/>
    </style:style>
    <style:style style:name="P13" style:family="paragraph">
      <loext:graphic-properties draw:fill-color="#dddddd"/>
    </style:style>
    <style:style style:name="T1" style:family="text">
      <style:text-properties fo:font-size="12pt"/>
    </style:style>
    <style:style style:name="T2" style:family="text">
      <style:text-properties fo:font-size="16pt" style:font-size-asian="16pt" style:font-size-complex="16pt"/>
    </style:style>
    <style:style style:name="gr1" style:family="graphic">
      <style:graphic-properties draw:fill="solid" draw:fill-color="#bdbdbd" draw:textarea-horizontal-align="justify" draw:textarea-vertical-align="middle" draw:auto-grow-height="false" fo:min-height="4.366cm" fo:min-width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757575" draw:textarea-horizontal-align="justify" draw:textarea-vertical-align="middle" draw:auto-grow-height="false" fo:min-height="4.366cm" fo:min-width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bdbdbd" draw:textarea-horizontal-align="justify" draw:textarea-vertical-align="middle" draw:auto-grow-height="false" fo:min-height="2.434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757575" draw:textarea-horizontal-align="justify" draw:textarea-vertical-align="middle" draw:auto-grow-height="false" fo:min-height="2.566cm" fo:min-width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757575" draw:textarea-horizontal-align="justify" draw:textarea-vertical-align="middle" draw:auto-grow-height="false" fo:min-height="4.323cm" fo:min-width="10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bdbdbd" draw:fill="solid" draw:fill-color="#bdbdbd" draw:textarea-horizontal-align="justify" draw:textarea-vertical-align="middle" draw:auto-grow-height="false" fo:min-height="4.396cm" fo:min-width="10.5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757575" draw:fill="solid" draw:fill-color="#999999" draw:textarea-horizontal-align="justify" draw:textarea-vertical-align="middle" draw:auto-grow-height="false" fo:min-height="3.635cm" fo:min-width="20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757575" draw:textarea-horizontal-align="justify" draw:textarea-vertical-align="middle" draw:auto-grow-height="false" fo:min-height="2.328cm" fo:min-width="9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4.3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808080" draw:fill="solid" draw:fill-color="#999999" draw:textarea-horizontal-align="justify" draw:textarea-vertical-align="middle" draw:auto-grow-height="false" fo:min-height="7.329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1.455cm" fo:min-width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378cm" fo:min-width="3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000000" draw:textarea-horizontal-align="justify" draw:textarea-vertical-align="middle" draw:auto-grow-height="false" fo:min-height="3.785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dddddd" draw:textarea-horizontal-align="justify" draw:textarea-vertical-align="middle" draw:auto-grow-height="false" fo:min-height="29.699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1" draw:style-name="gr20" draw:text-style-name="P13" svg:width="21cm" svg:height="29.699cm" svg:x="-2.057cm" svg:y="-2cm"><text:p/><draw:enhanced-geometry svg:viewBox="0 0 21600 21600" draw:type="rectangle" draw:enhanced-path="M 0 0 L 21600 0 21600 21600 0 21600 0 0 Z N"/></draw:custom-shape><draw:custom-shape text:anchor-type="paragraph" draw:z-index="1" draw:name="Forme2" draw:style-name="gr19" draw:text-style-name="P12" svg:width="21cm" svg:height="3.786cm" svg:x="-2cm" svg:y="-2cm"><text:p/><draw:enhanced-geometry svg:viewBox="0 0 21600 21600" draw:type="rectangle" draw:enhanced-path="M 0 0 L 21600 0 21600 21600 0 21600 0 0 Z N"/></draw:custom-shape><draw:custom-shape text:anchor-type="paragraph" draw:z-index="2" draw:name="Forme3" draw:style-name="gr18" draw:text-style-name="P11" svg:width="3.178cm" svg:height="1.378cm" svg:x="-1.157cm" svg:y="-0.649cm"><text:p text:style-name="P11"><text:span text:style-name="T1">Logo</text:span></text:p><text:p text:style-name="P11"><text:span text:style-name="T1">Technicolor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e4" draw:style-name="gr17" draw:text-style-name="P8" svg:width="2.065cm" svg:height="1.456cm" svg:x="6.066cm" svg:y="-0.649cm"><text:p text:style-name="P8">acceuil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e4_0" draw:style-name="gr17" draw:text-style-name="P8" svg:width="2.065cm" svg:height="1.456cm" svg:x="8.5cm" svg:y="-0.649cm"><text:p text:style-name="P8">prix</text:p><draw:enhanced-geometry svg:viewBox="0 0 21600 21600" draw:type="rectangle" draw:enhanced-path="M 0 0 L 21600 0 21600 21600 0 21600 0 0 Z N"/></draw:custom-shape><draw:custom-shape text:anchor-type="paragraph" draw:z-index="5" draw:name="Forme4_1" draw:style-name="gr17" draw:text-style-name="P8" svg:width="2.065cm" svg:height="1.456cm" svg:x="11.04cm" svg:y="-0.676cm"><text:p text:style-name="P8">projet</text:p><draw:enhanced-geometry svg:viewBox="0 0 21600 21600" draw:type="rectangle" draw:enhanced-path="M 0 0 L 21600 0 21600 21600 0 21600 0 0 Z N"/></draw:custom-shape><draw:custom-shape text:anchor-type="paragraph" draw:z-index="6" draw:name="Forme4_2" draw:style-name="gr17" draw:text-style-name="P8" svg:width="2.065cm" svg:height="1.456cm" svg:x="13.448cm" svg:y="-0.702cm"><text:p text:style-name="P8">partenaire</text:p><draw:enhanced-geometry svg:viewBox="0 0 21600 21600" draw:type="rectangle" draw:enhanced-path="M 0 0 L 21600 0 21600 21600 0 21600 0 0 Z N"/></draw:custom-shape><draw:custom-shape text:anchor-type="paragraph" draw:z-index="7" draw:name="Forme4_3" draw:style-name="gr17" draw:text-style-name="P8" svg:width="2.065cm" svg:height="1.456cm" svg:x="15.909cm" svg:y="-0.676cm"><text:p text:style-name="P8">Services</text:p><draw:enhanced-geometry svg:viewBox="0 0 21600 21600" draw:type="rectangle" draw:enhanced-path="M 0 0 L 21600 0 21600 21600 0 21600 0 0 Z N"/></draw:custom-shape><draw:custom-shape text:anchor-type="paragraph" draw:z-index="8" draw:name="Forme5" draw:style-name="gr16" draw:text-style-name="P7" svg:width="21cm" svg:height="7.33cm" svg:x="-2cm" svg:y="1.785cm"><text:p/><draw:enhanced-geometry svg:viewBox="0 0 21600 21600" draw:type="rectangle" draw:enhanced-path="M 0 0 L 21600 0 21600 21600 0 21600 0 0 Z N"/></draw:custom-shape><draw:frame text:anchor-type="paragraph" draw:z-index="9" draw:name="Forme6" draw:style-name="gr15" draw:text-style-name="P10" svg:width="9.605cm" svg:height="4.366cm" svg:x="3.42cm" svg:y="5.542cm"><draw:text-box><text:p text:style-name="P4"/><text:p text:style-name="P4"/><text:p text:style-name="P4"/><text:p text:style-name="P4"><text:span text:style-name="T2">Image podium de mise en avant </text:span></text:p><text:p text:style-name="P4"><text:span text:style-name="T2">des prix principaux</text:span></text:p></draw:text-box></draw:frame><draw:custom-shape text:anchor-type="paragraph" draw:z-index="10" draw:name="Forme7" draw:style-name="gr14" draw:text-style-name="P9" svg:width="9.393cm" svg:height="2.329cm" svg:x="3.394cm" svg:y="2.499cm"><text:p text:style-name="P8">Titre de la page</text:p><draw:enhanced-geometry svg:viewBox="0 0 21600 21600" draw:type="rectangle" draw:enhanced-path="M 0 0 L 21600 0 21600 21600 0 21600 0 0 Z N"/></draw:custom-shape><draw:custom-shape text:anchor-type="paragraph" draw:z-index="11" draw:name="Forme8" draw:style-name="gr13" draw:text-style-name="P7" svg:width="20.998cm" svg:height="3.636cm" svg:x="-1.995cm" svg:y="24.063cm"><text:p/><draw:enhanced-geometry svg:viewBox="0 0 21600 21600" draw:type="rectangle" draw:enhanced-path="M 0 0 L 21600 0 21600 21600 0 21600 0 0 Z N"/></draw:custom-shape><draw:frame text:anchor-type="paragraph" draw:z-index="12" draw:name="Forme9" draw:style-name="gr12" draw:text-style-name="P6" svg:width="4.089cm" svg:height="3.493cm" svg:x="-1.621cm" svg:y="24.61cm"><draw:text-box><text:p><text:span text:style-name="T1">Projet SAE1.5.6 G17</text:span></text:p><text:p><text:span text:style-name="T1"/></text:p><text:p><text:span text:style-name="T1">Nom élève 1</text:span></text:p><text:p><text:span text:style-name="T1">Nom élève 2</text:span></text:p><text:p><text:span text:style-name="T1">Nom élève 3</text:span></text:p><text:p><text:span text:style-name="T1">Nom élève 4</text:span></text:p><text:p><text:span text:style-name="T1">Nom élève 5</text:span></text:p></draw:text-box></draw:frame><draw:frame text:anchor-type="paragraph" draw:z-index="13" draw:name="Forme10" draw:style-name="gr11" draw:text-style-name="P5" svg:width="2.911cm" svg:height="3.41cm" svg:x="2.798cm" svg:y="24.259cm"><draw:text-box><text:p>Liste sites</text:p><text:p/><text:p>Accueil</text:p><text:p>Prix</text:p><text:p>Film &amp; Projet</text:p><text:p>Partenaire</text:p><text:p>Services</text:p></draw:text-box></draw:frame><draw:frame text:anchor-type="paragraph" draw:z-index="14" draw:name="Forme11" draw:style-name="gr10" draw:text-style-name="P5" svg:width="4.313cm" svg:height="1.244cm" svg:x="7.401cm" svg:y="24.444cm"><draw:text-box><text:p><text:tab/><text:tab/>Contact</text:p></draw:text-box></draw:frame><draw:frame text:anchor-type="paragraph" draw:z-index="15" draw:name="Forme12" draw:style-name="gr9" draw:text-style-name="P5" svg:width="4.155cm" svg:height="2.805cm" svg:x="14.28cm" svg:y="24.391cm"><draw:text-box><text:p><text:tab/>Réseaux</text:p></draw:text-box></draw:frame><draw:custom-shape text:anchor-type="paragraph" draw:z-index="16" draw:name="Forme13" draw:style-name="gr8" draw:text-style-name="P2" svg:width="10.981cm" svg:height="4.869cm" svg:x="-0.695cm" svg:y="10.2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e14" draw:style-name="gr7" draw:text-style-name="P3" svg:width="10.611cm" svg:height="4.79cm" svg:x="7.639cm" svg:y="16.6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name="Forme15" draw:style-name="gr4" draw:text-style-name="P5" svg:width="3.361cm" svg:height="0.768cm" svg:x="-0.007cm" svg:y="10.95cm"><draw:text-box><text:p>Nom du festival</text:p></draw:text-box></draw:frame><draw:frame text:anchor-type="paragraph" draw:z-index="19" draw:name="Forme15_0" draw:style-name="gr4" draw:text-style-name="P5" svg:width="3.361cm" svg:height="0.768cm" svg:x="14.016cm" svg:y="17.062cm"><draw:text-box><text:p>Nom du festival</text:p></draw:text-box></draw:frame><draw:frame text:anchor-type="paragraph" draw:z-index="23" draw:name="Forme16" draw:style-name="gr3" draw:text-style-name="P5" svg:width="3.467cm" svg:height="2.488cm" svg:x="-0.219cm" svg:y="12.088cm"><draw:text-box><text:p/><text:p text:style-name="P4">image</text:p><text:p text:style-name="P4">logo</text:p><text:p text:style-name="P4">festival</text:p></draw:text-box></draw:frame><draw:frame text:anchor-type="paragraph" draw:z-index="22" draw:name="Forme16_0" draw:style-name="gr3" draw:text-style-name="P6" svg:width="3.467cm" svg:height="2.488cm" svg:x="13.857cm" svg:y="18.385cm"><draw:text-box><text:p><text:span text:style-name="T1"/></text:p><text:p text:style-name="P4"><text:span text:style-name="T1">image</text:span></text:p><text:p text:style-name="P4"><text:span text:style-name="T1">logo</text:span></text:p><text:p text:style-name="P4"><text:span text:style-name="T1">festival</text:span></text:p></draw:text-box></draw:frame><draw:custom-shape text:anchor-type="paragraph" draw:z-index="20" draw:name="Forme17" draw:style-name="gr6" draw:text-style-name="P3" svg:width="3.493cm" svg:height="2.567cm" svg:x="-0.245cm" svg:y="12.009cm"><text:p/><draw:enhanced-geometry svg:viewBox="0 0 21600 21600" draw:type="rectangle" draw:enhanced-path="M 0 0 L 21600 0 21600 21600 0 21600 0 0 Z N"/></draw:custom-shape><draw:custom-shape text:anchor-type="paragraph" draw:z-index="21" draw:name="Forme18" draw:style-name="gr5" draw:text-style-name="P2" svg:width="3.89cm" svg:height="2.435cm" svg:x="13.593cm" svg:y="18.438cm"><text:p/><draw:enhanced-geometry svg:viewBox="0 0 21600 21600" draw:type="rectangle" draw:enhanced-path="M 0 0 L 21600 0 21600 21600 0 21600 0 0 Z N"/></draw:custom-shape><draw:custom-shape text:anchor-type="paragraph" draw:z-index="24" draw:name="Forme17_0" draw:style-name="gr6" draw:text-style-name="P3" svg:width="3.493cm" svg:height="2.567cm" svg:x="5.338cm" svg:y="12.035cm"><text:p/><draw:enhanced-geometry svg:viewBox="0 0 21600 21600" draw:type="rectangle" draw:enhanced-path="M 0 0 L 21600 0 21600 21600 0 21600 0 0 Z N"/></draw:custom-shape><draw:custom-shape text:anchor-type="paragraph" draw:z-index="25" draw:name="Forme18_0" draw:style-name="gr5" draw:text-style-name="P2" svg:width="3.89cm" svg:height="2.435cm" svg:x="8.804cm" svg:y="18.385cm"><text:p/><draw:enhanced-geometry svg:viewBox="0 0 21600 21600" draw:type="rectangle" draw:enhanced-path="M 0 0 L 21600 0 21600 21600 0 21600 0 0 Z N"/></draw:custom-shape><draw:frame text:anchor-type="paragraph" draw:z-index="26" draw:name="Forme15_1" draw:style-name="gr4" draw:text-style-name="P5" svg:width="3.361cm" svg:height="0.768cm" svg:x="9.148cm" svg:y="16.93cm"><draw:text-box><text:p>Prix gagnés</text:p></draw:text-box></draw:frame><draw:frame text:anchor-type="paragraph" draw:z-index="27" draw:name="Forme15_2" draw:style-name="gr4" draw:text-style-name="P5" svg:width="3.361cm" svg:height="0.768cm" svg:x="5.364cm" svg:y="10.818cm"><draw:text-box><text:p>Prix gagnés</text:p></draw:text-box></draw:frame><draw:frame text:anchor-type="paragraph" draw:z-index="28" draw:name="Forme16_1" draw:style-name="gr3" draw:text-style-name="P5" svg:width="3.467cm" svg:height="2.488cm" svg:x="8.989cm" svg:y="18.385cm"><draw:text-box><text:p/><text:p text:style-name="P4"/><text:p text:style-name="P4">illustration</text:p></draw:text-box></draw:frame><draw:frame text:anchor-type="paragraph" draw:z-index="29" draw:name="Forme16_2" draw:style-name="gr3" draw:text-style-name="P5" svg:width="3.467cm" svg:height="2.488cm" svg:x="5.338cm" svg:y="12.035cm"><draw:text-box><text:p/><text:p text:style-name="P4"/><text:p text:style-name="P4">illustration</text:p></draw:text-box></draw:frame><draw:custom-shape text:anchor-type="paragraph" draw:z-index="30" draw:name="Forme19" draw:style-name="gr2" draw:text-style-name="P3" svg:width="0.133cm" svg:height="4.366cm" svg:x="4.094cm" svg:y="10.58cm"><text:p/><draw:enhanced-geometry svg:viewBox="0 0 21600 21600" draw:type="rectangle" draw:enhanced-path="M 0 0 L 21600 0 21600 21600 0 21600 0 0 Z N"/></draw:custom-shape><draw:custom-shape text:anchor-type="paragraph" draw:z-index="31" draw:name="Forme19_0" draw:style-name="gr1" draw:text-style-name="P2" svg:width="0.133cm" svg:height="4.366cm" svg:x="13.169cm" svg:y="16.85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4:04:04.553087526</meta:creation-date>
    <dc:date>2022-10-07T08:05:47.782844811</dc:date>
    <meta:editing-duration>PT49M37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